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#include&lt;iostream&gt;</text:p>
      <text:p text:style-name="P1">#include&lt;algorithm&gt;</text:p>
      <text:p text:style-name="P1">using namespace std;</text:p>
      <text:p text:style-name="P1"/>
      <text:p text:style-name="P1">int minutes = 999;</text:p>
      <text:p text:style-name="P1"/>
      <text:p text:style-name="P1">void combinationUtil(int arr[], int data[],int start, int end,int index, int m);</text:p>
      <text:p text:style-name="P1"/>
      <text:p text:style-name="P1">void printCombination(int arr[], int n, int m);</text:p>
      <text:p text:style-name="P1"/>
      <text:p text:style-name="P1">void printCombination(int arr[], int n, int m){</text:p>
      <text:p text:style-name="P1"><text:s text:c="4"/></text:p>
      <text:p text:style-name="P1"><text:tab/>int data[m];</text:p>
      <text:p text:style-name="P1"><text:tab/>combinationUtil(arr, data, 0, n-1, 0, m);</text:p>
      <text:p text:style-name="P1"><text:tab/></text:p>
      <text:p text:style-name="P1">}</text:p>
      <text:p text:style-name="P1"/>
      <text:p text:style-name="P1">void combinationUtil(int arr[], int data[],int start, int end,int index, int m){</text:p>
      <text:p text:style-name="P1"><text:s text:c="4"/></text:p>
      <text:p text:style-name="P1"><text:s text:c="4"/>int sum = 0;</text:p>
      <text:p text:style-name="P1"><text:s text:c="4"/></text:p>
      <text:p text:style-name="P1"><text:tab/>if (index == m)</text:p>
      <text:p text:style-name="P1"><text:tab/>{</text:p>
      <text:p text:style-name="P1"><text:tab/><text:s text:c="3"/>int mid = m/2;</text:p>
      <text:p text:style-name="P1"><text:tab/><text:s text:c="3"/>int sum = 0;</text:p>
      <text:p text:style-name="P1"><text:tab/><text:s text:c="3"/>for(int j=0; j&lt;mid; j++){</text:p>
      <text:p text:style-name="P1"><text:tab/><text:s text:c="7"/>int num;</text:p>
      <text:p text:style-name="P1"><text:tab/><text:s text:c="7"/>num = data[j];</text:p>
      <text:p text:style-name="P1"><text:tab/><text:s text:c="7"/>sum = sum+(data[mid]-num);</text:p>
      <text:p text:style-name="P1"><text:tab/><text:s text:c="3"/>}</text:p>
      <text:p text:style-name="P1"><text:tab/><text:s text:c="3"/>for(int j=mid; j&lt;m; j++){</text:p>
      <text:p text:style-name="P1"><text:tab/><text:s text:c="7"/>int num;</text:p>
      <text:p text:style-name="P1"><text:tab/><text:s text:c="7"/>num = data[j];</text:p>
      <text:p text:style-name="P1"><text:tab/><text:s text:c="7"/>sum = sum+(num-data[mid]);</text:p>
      <text:p text:style-name="P1"><text:tab/><text:s text:c="3"/>}</text:p>
      <text:p text:style-name="P1"><text:tab/><text:s text:c="3"/></text:p>
      <text:p text:style-name="P1"><text:tab/><text:s text:c="3"/>if(sum&lt;minutes){</text:p>
      <text:p text:style-name="P1"><text:tab/><text:s text:c="7"/>minutes = sum;</text:p>
      <text:p text:style-name="P1"><text:tab/><text:s text:c="3"/>}</text:p>
      <text:p text:style-name="P1"><text:tab/>}</text:p>
      <text:p text:style-name="P1"><text:tab/>for (int i = start; i &lt;= end &amp;&amp;<text:tab/>end - i + 1 &gt;= m - index; i++)</text:p>
      <text:p text:style-name="P1"><text:tab/>{</text:p>
      <text:p text:style-name="P1"><text:tab/><text:tab/>data[index] = arr[i];</text:p>
      <text:p text:style-name="P1"><text:tab/><text:tab/>combinationUtil(arr, data, i+1,<text:tab/>end, index+1, m);</text:p>
      <text:p text:style-name="P1"><text:tab/>}</text:p>
      <text:p text:style-name="P1"><text:tab/></text:p>
      <text:p text:style-name="P1">}</text:p>
      <text:p text:style-name="P1"/>
      <text:p text:style-name="P1">int getMinimumTime(int input1, int input2, int input3, int input4[]){</text:p>
      <text:p text:style-name="P1"/>
      <text:p text:style-name="P1"><text:s text:c="2"/>int n,m,k;</text:p>
      <text:p text:style-name="P1"><text:s text:c="2"/>n = input1;</text:p>
      <text:p text:style-name="P1"><text:s text:c="2"/>m = input2;</text:p>
      <text:p text:style-name="P1"><text:s text:c="2"/>k = input3;</text:p>
      <text:p text:style-name="P1"><text:s text:c="2"/>int arr[n];</text:p>
      <text:p text:style-name="P1"><text:s text:c="2"/>for(int i=0; i&lt;n; i++){</text:p>
      <text:p text:style-name="P1"><text:s text:c="6"/>arr[i] = input4[i];</text:p>
      <text:p text:style-name="P1"><text:s text:c="2"/>}</text:p>
      <text:p text:style-name="P1"><text:s text:c="2"/>sort(arr, arr+n);</text:p>
      <text:p text:style-name="P1"><text:s text:c="2"/>printCombination(arr, n, m);</text:p>
      <text:p text:style-name="P1"><text:s text:c="2"/>if(k&gt;0)</text:p>
      <text:p text:style-name="P1"><text:tab/><text:s text:c="4"/>return minutes/k;</text:p>
      <text:p text:style-name="P1"><text:s text:c="2"/>else</text:p>
      <text:p text:style-name="P1"><text:tab/><text:s text:c="4"/>return k;</text:p>
      <text:p text:style-name="P1"><text:tab/><text:s text:c="4"/></text:p>
      <text:p text:style-name="P1">}</text:p>
      <text:p text:style-name="P1">int main(){</text:p>
      <text:p text:style-name="P1"><text:s text:c="4"/></text:p>
      <text:p text:style-name="P1"><text:s text:c="4"/>int n,m,k;</text:p>
      <text:p text:style-name="P1"><text:s text:c="4"/>cout&lt;&lt;" Total number of wheels alex has: <text:s/>";</text:p>
      <text:p text:style-name="P1"><text:s text:c="4"/>cin&gt;&gt;n;</text:p>
      <text:p text:style-name="P1"><text:s text:c="4"/>int arr[n];</text:p>
      <text:p text:style-name="P1"><text:s text:c="4"/>cout&lt;&lt;"Enter the Total wheels Alex would like to put on his car : ";</text:p>
      <text:p text:style-name="P1"><text:s text:c="4"/>cin&gt;&gt;m;</text:p>
      <text:p text:style-name="P1"><text:s text:c="4"/>cout&lt;&lt;"Maximum number of times Alex can increase the air pressure for a single wheel: ";</text:p>
      <text:p text:style-name="P1"><text:s text:c="4"/>cin&gt;&gt;k;</text:p>
      <text:p text:style-name="P1"><text:s text:c="4"/>cout&lt;&lt;"enter the Different air pressures on each wheel available with Alex."&lt;&lt;endl;</text:p>
      <text:p text:style-name="P1"><text:s text:c="4"/>for(int i=0; i&lt;n; i++){</text:p>
      <text:p text:style-name="P1"><text:s text:c="8"/>cin&gt;&gt;arr[i];</text:p>
      <text:p text:style-name="P1"><text:s text:c="4"/>}</text:p>
      <text:p text:style-name="P1"><text:s text:c="4"/>cout&lt;&lt;"The minutes taken to <text:s/>him to make "&lt;&lt;m&lt;&lt;" wheels with same air pressure is <text:s/>";</text:p>
      <text:p text:style-name="P1"><text:s text:c="4"/>cout&lt;&lt;getMinimumTime( n, m, k, arr);</text:p>
      <text:p text:style-name="P1"><text:s text:c="4"/>return 0;</text:p>
      <text:p text:style-name="P1"><text:s text:c="4"/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3</meta:generator>
  </office:meta>
</office:document-meta>
</file>